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004" officeooo:paragraph-rsid="00005004"/>
    </style:style>
    <style:style style:name="P2" style:family="paragraph" style:parent-style-name="Standard">
      <style:text-properties officeooo:rsid="00017129" officeooo:paragraph-rsid="00017129"/>
    </style:style>
    <style:style style:name="P3" style:family="paragraph" style:parent-style-name="Standard">
      <style:text-properties officeooo:rsid="000197e7" officeooo:paragraph-rsid="000197e7"/>
    </style:style>
    <style:style style:name="P4" style:family="paragraph" style:parent-style-name="Standard">
      <style:text-properties officeooo:rsid="0001dfb1" officeooo:paragraph-rsid="0001dfb1"/>
    </style:style>
    <style:style style:name="P5" style:family="paragraph" style:parent-style-name="Standard">
      <style:text-properties fo:color="#c9211e" loext:opacity="100%" style:font-name="Droid Sans Mono" fo:font-size="8.39999961853027pt" fo:font-weight="normal" officeooo:rsid="00025991" officeooo:paragraph-rsid="0001dfb1" fo:background-color="#1f1f1f"/>
    </style:style>
    <style:style style:name="P6" style:family="paragraph" style:parent-style-name="Standard">
      <style:text-properties officeooo:rsid="00025991" officeooo:paragraph-rsid="00025991"/>
    </style:style>
    <style:style style:name="P7" style:family="paragraph" style:parent-style-name="Standard">
      <style:text-properties officeooo:rsid="00025991" officeooo:paragraph-rsid="0004fcfd"/>
    </style:style>
    <style:style style:name="P8" style:family="paragraph" style:parent-style-name="Standard">
      <style:text-properties officeooo:rsid="00055144" officeooo:paragraph-rsid="00055144"/>
    </style:style>
    <style:style style:name="P9" style:family="paragraph" style:parent-style-name="Standard">
      <style:text-properties officeooo:rsid="00072a1b" officeooo:paragraph-rsid="00072a1b"/>
    </style:style>
    <style:style style:name="P10" style:family="paragraph" style:parent-style-name="Standard">
      <style:text-properties officeooo:rsid="0007f2da" officeooo:paragraph-rsid="0007f2da"/>
    </style:style>
    <style:style style:name="P11" style:family="paragraph" style:parent-style-name="Standard">
      <style:text-properties officeooo:rsid="000b37ef" officeooo:paragraph-rsid="000b37ef"/>
    </style:style>
    <style:style style:name="P12" style:family="paragraph" style:parent-style-name="Standard">
      <style:text-properties officeooo:rsid="000d149f" officeooo:paragraph-rsid="000d149f"/>
    </style:style>
    <style:style style:name="P13" style:family="paragraph" style:parent-style-name="Standard">
      <style:text-properties officeooo:rsid="000df18c" officeooo:paragraph-rsid="000df18c"/>
    </style:style>
    <style:style style:name="T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38bcc"/>
    </style:style>
    <style:style style:name="T3" style:family="text">
      <style:text-properties officeooo:rsid="0004fcfd"/>
    </style:style>
    <style:style style:name="T4" style:family="text">
      <style:text-properties officeooo:rsid="00097a46"/>
    </style:style>
    <style:style style:name="T5" style:family="text">
      <style:text-properties officeooo:rsid="000c4ba4"/>
    </style:style>
    <style:style style:name="T6" style:family="text">
      <style:text-properties officeooo:rsid="000df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pp.typeOFrequest(“route”,controller function())</text:p>
      <text:p text:style-name="P1"/>
      <text:p text:style-name="P1"/>
      <text:p text:style-name="P2">req --&gt; is what ever coming from client side</text:p>
      <text:p text:style-name="P2"/>
      <text:p text:style-name="P1">app.get(“”/”,(<text:span text:style-name="T1">req</text:span>,res)=&gt;{</text:p>
      <text:p text:style-name="P1"/>
      <text:p text:style-name="P1">res.send(“HEllo World”) </text:p>
      <text:p text:style-name="P1">})</text:p>
      <text:p text:style-name="P1"/>
      <text:p text:style-name="P1">res.send act as a return statement </text:p>
      <text:p text:style-name="P1"/>
      <text:p text:style-name="P3">res.send -&gt;&gt; its send only one line </text:p>
      <text:p text:style-name="P3">res.sendFile -&gt;&gt; its retuen a file </text:p>
      <text:p text:style-name="P3">res.json &gt;&gt;sends json file </text:p>
      <text:p text:style-name="P3"/>
      <text:p text:style-name="P4">res.render &gt;&gt; when file contains dynamic information (template engine file)</text:p>
      <text:p text:style-name="P5"/>
      <text:p text:style-name="P5"/>
      <text:p text:style-name="P6">setup ejs </text:p>
      <text:p text:style-name="P6"><text:tab/>npm i ejs</text:p>
      <text:p text:style-name="P6"><text:tab/></text:p>
      <text:p text:style-name="P6"><text:tab/>app.set(“view engine”, “ejs”) <text:s/>?? <text:span text:style-name="T2">in server.js </text:span></text:p>
      <text:p text:style-name="P6"/>
      <text:p text:style-name="P7"><text:tab/><text:span text:style-name="T3">we keep .ejs file in to views folder and </text:span></text:p>
      <text:p text:style-name="P7"><text:span text:style-name="T3"><text:tab/>use res.render(“file name”, {var:”value”}) instead of res.send file </text:span></text:p>
      <text:p text:style-name="P7"/>
      <text:p text:style-name="P7"/>
      <text:p text:style-name="P8">middle-ware are used to tap in between the request and responce<text:line-break/>how to use it </text:p>
      <text:p text:style-name="P8">app.use(middle-ware-name)</text:p>
      <text:p text:style-name="P8"/>
      <text:p text:style-name="P9">In express we can use static file directly :</text:p>
      <text:p text:style-name="P9">we use middle ware for using static file which are being attached to html file like css and js, <text:span text:style-name="T4">images</text:span></text:p>
      <text:p text:style-name="P10">app.use(express.static())</text:p>
      <text:p text:style-name="P11">static files will be served from public folder by default ./<text:span text:style-name="T5">styles.css</text:span></text:p>
      <text:p text:style-name="P11"/>
      <text:p text:style-name="P12">partials are to be kept in partial folders <text:span text:style-name="T6">with the name as navbar.ejs etc</text:span></text:p>
      <text:p text:style-name="P13">using partials:</text:p>
      <text:p text:style-name="P13"><text:tab/>&lt;%- <text:s/>include(“partials/navbar”) %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7:38:25.385468118</meta:creation-date>
    <dc:date>2024-02-06T19:31:29.272756147</dc:date>
    <meta:editing-duration>PT1H52M59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53" meta:character-count="999" meta:non-whitespace-character-count="853"/>
  </office:meta>
</office:document-meta>
</file>